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Обычный" style:master-page-name="MP0" style:family="paragraph">
      <style:paragraph-properties fo:break-before="page" fo:text-align="justify" fo:line-height="150%" fo:text-indent="0.4923in"/>
    </style:style>
    <style:style style:name="T2" style:parent-style-name="Основнойшрифтабзаца" style:family="text">
      <style:text-properties style:font-name="Times New Roman" style:font-name-complex="Times New Roman" fo:font-size="14pt" style:font-size-asian="14pt"/>
    </style:style>
    <style:style style:name="T3" style:parent-style-name="Основнойшрифтабзаца" style:family="text">
      <style:text-properties style:font-name="Times New Roman" style:font-name-complex="Times New Roman" fo:font-size="14pt" style:font-size-asian="14pt" style:font-size-complex="14pt"/>
    </style:style>
    <style:style style:name="P4"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5"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6"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8"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9"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10" style:parent-style-name="Обычный" style:family="paragraph">
      <style:paragraph-properties fo:text-align="justify" fo:line-height="150%" fo:text-indent="0.4923in"/>
    </style:style>
    <style:style style:name="T11" style:parent-style-name="Основнойшрифтабзаца" style:family="text">
      <style:text-properties style:font-name="Times New Roman" style:font-name-complex="Times New Roman" fo:font-size="14pt" style:font-size-asian="14pt" style:font-size-complex="14pt"/>
    </style:style>
  </office:automatic-styles>
  <office:body>
    <office:text text:use-soft-page-breaks="true">
      <text:p text:style-name="P1"><text:span text:style-name="T2">Долг</text:span><text:span text:style-name="T3">ое время спортивная медицина в России не отвечала требованиям международных стандартов. Это было больше похоже на примитивный контроль и формальные обследования спортсменов. Не существовало четких рекомендаций по спортивному питанию – специальных добавок просто не было в продаже, профессиональные спортсмены обходились обычными продуктами со стандартным набором питательных веществ.<text:s/></text:span></text:p>
      <text:p text:style-name="P4">Лечебная физическая культура — самостоятельная медицинская дисциплина, которая использует средства физической культуры для профилактики обострений и лечения множества заболеваний и повреждений, а также восстановления трудоспособности. Специфика лечебной физической культуры в том, что, по сравнению с другими методами лечения, она использует в качестве основного лечебного средства физическое упражнение, которое является существенным стимулятором жизненных функций человеческого организма.<text:s/></text:p>
      <text:p text:style-name="P5">В середине 20-го века наука остановилась в своем развитии, так как чиновники руководствовались только своими интересами, не прислушиваясь к мнению профессионалов, не выделяя достаточно средств на качественную диагностику здоровья спортсменов, как любительского уровня, так и профессионального. Несмотря на это требования к результатам становились выше. Этим объясняется учащённые случаи травматизма, часто лишавшего людей способности даже к простым передвижениям. Особенно это касалось спортивной гимнастики, фигурного катания, то есть видов спорта, связанных с акробатикой. Выжить в таком режиме было просто невозможно. Добавить к этому большие психологические нагрузки, связанные с повышенной ответственностью.<text:s/></text:p>
      <text:p text:style-name="P6">Становление спортивной медицины началось уже только с 21-го века. Научные исследования в области спортивной психологии, диетологии, фармацевтики так же не проводились. Все знания были накоплены самими тренерами и использовались по отношению к спортсменам спонтанно,<text:s/><text:soft-page-break/>исключительно исходя из собственного опыта. Хорошо, если этот опыт был. К сожалению, в истории развития спортивной медицины даже известны случаи, когда многие бывшие спортсмены брали на себя функции врачей по реабилитации и восстановлению спортсменов. Часто личного опыта не хватало, а профессиональных знаний не было. Это заканчивалось уходом перспективных людей из спорта по состоянию здоровья. Данная ситуация крайне негативном образом сказывалась и на состоянии спорта и на состоянии медицины.<text:s/></text:p>
      <text:p text:style-name="P7">Считается, что задачи спортивной медицины до сих пор не определены, потому что её путают с физической культурой. Но нагрузки обычных людей для поддержания общего тонуса и нагрузки профессиональных спортсменов – это абсолютно разные вещи.<text:s/></text:p>
      <text:p text:style-name="P8">Спортивную медицину так же часто путают и с лечебной физкультурой. У людей, занимающихся физической культурой, нагрузки равномерно распределены на все группы мышц, занятия проходят дозировано, нет подготовки к соревнованиям, нет ответственности за результат, следовательно, и психологическая нагрузка отсутствует. Обычные люди не придерживаются спортивного режима, не контролируют свой рацион питания. И, самое главное, сами решают, когда им отдыхать, уезжать и заниматься другим иным досугом.<text:s/></text:p>
      <text:p text:style-name="P9">Профессиональный спорт – дело серьёзное. Тренировки проходят, как правило, по два раза в день. Полдня посвящено работе в зале: в любую погоду, в любом состоянии, настроении. Следовательно, чтобы выдержать такой график, необходим контроль над тренировками, питанием, состоянием мышц. Свободное время у спортсменов – большая редкость. Необходима профилактика различных заболеваний, особенно в период соревнований. В зависимости от вида спорта, нагрузки всегда приходятся на одни и те же мышцы. Тело, мышцы, внутреннее состояние привыкает к определенному алгоритму действий, нет чего-то нового, всѐ всегда ожидаемо.<text:s/></text:p>
      <text:soft-page-break/>
      <text:p text:style-name="P10"><text:span text:style-name="T11">У профессиональных спортсменов тело является инструментом для повышения качества и уровня жизни. Этот инструмент должен работать хорошо и много. Спорт усложнился и помолодел. Если в середине 20-го века художественной гимнастикой начинали заниматься в 15 – 16 лет, то сейчас тренера ищут воспитанниц в детских садах. То есть, на первое место выходит детская спортивная медицина, так как в 18 – 19 лет гимнасты уже уходят из спорта и начинают тренерскую деятельность. Пик тренировок приходится на подростковый возраст, когда одновременно необходимо думать о развитии организма и о результатах в спорте. Это усложняет задачу спортивной медицины. Так же, необходимо отметить, что для спортсменов подростковый период является сложным со стороны спорта тем, что необходимо чётко следить за нагрузкой, во избежание ухудшения физического состояния и здоровья в целом. В противном случае, спортсмены могут перегрузить даже спину и «заработать сколиоз», где уже врачебным диагнозом станет отказ от спорта, и это ещё в лучшем случае. К сожалению, здесь на тренеров возлагается огромная ответственность не только за настоящее, но и за будущее спортсменов. И это только одна сторона медали. Подростковый период – сложный и в психологическом плане. Это период кризиса, травмировать психику подростка становится проще, чем может показаться. Поэтому, нельзя недооценивать важность спортивной медицины и работы тренеров.</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черепах</meta:initial-creator>
    <dc:creator>черепах</dc:creator>
    <meta:creation-date>2023-09-27T20:24:00Z</meta:creation-date>
    <dc:date>2023-09-27T20:24:00Z</dc:date>
    <meta:template xlink:href="Normal.dotm" xlink:type="simple"/>
    <meta:editing-cycles>2</meta:editing-cycles>
    <meta:editing-duration>PT0S</meta:editing-duration>
    <meta:document-statistic meta:page-count="3" meta:paragraph-count="10" meta:word-count="762" meta:character-count="5102" meta:row-count="36" meta:non-whitespace-character-count="4350"/>
  </office:meta>
</office:document-meta>
</file>